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CB000001605D6A81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1.588cm" fo:margin-right="0cm" fo:text-indent="0cm" style:auto-text-indent="false"/>
    </style:style>
    <style:style style:name="P2" style:family="paragraph" style:parent-style-name="Standard">
      <style:paragraph-properties fo:margin-left="-1.588cm" fo:margin-right="0cm" fo:text-indent="0cm" style:auto-text-indent="false"/>
    </style:style>
    <style:style style:name="P3" style:family="paragraph" style:parent-style-name="Standard">
      <style:paragraph-properties fo:margin-left="-1.588cm" fo:margin-right="0cm" fo:text-align="justify" style:justify-single-word="false" fo:text-indent="0cm" style:auto-text-indent="false"/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s" fo:country="ES" style:font-name-asian="Times" style:font-size-asian="12pt" style:font-name-complex="Times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Helvetica" fo:font-size="16pt" fo:font-weight="bold" style:letter-kerning="true" style:font-size-asian="16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1.588cm" fo:margin-right="0cm" fo:text-indent="0cm" style:auto-text-indent="false">
        <style:tab-stops>
          <style:tab-stop style:position="9.208cm" style:type="center"/>
          <style:tab-stop style:position="16.828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746cm" fo:margin-bottom="2.54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65cm" fo:margin-left="0cm" fo:margin-right="0cm" fo:margin-bottom="0.166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 text:c="18"/></text:p>
        <text:p text:style-name="P1"><draw:frame draw:style-name="fr1" draw:name="graphics1" text:anchor-type="char" svg:x="-0.829cm" svg:y="0.545cm" svg:width="10.389cm" svg:height="2.679cm" draw:z-index="0"><draw:image xlink:href="Pictures/10000000000004CB000001605D6A816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rongny sotillo</meta:initial-creator>
    <meta:creation-date>2005-11-09T15:08:00</meta:creation-date>
    <dc:date>2007-04-27T12:19:30</dc:date>
    <meta:print-date>2005-09-14T16:17:00</meta:print-date>
    <dc:language>es-ES</dc:language>
    <meta:editing-cycles>3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8"/>
  </office:meta>
</office:document-meta>
</file>